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59cm 0.726cm -0.734cm" svg:x1="20.123cm" svg:y1="10.437cm" svg:x2="22.5cm" svg:y2="10.489cm" draw:start-shape="id6" draw:start-glue-point="1" draw:end-shape="id10" draw:end-glue-point="10" svg:d="M20123 10437h2144v52h233" svg:viewBox="0 0 2378 53">
          <text:p/>
        </draw:connector>
        <draw:connector draw:style-name="gr6" draw:text-style-name="P6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2" draw:text-style-name="P1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3.9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0" draw:id="id10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4" draw:id="id14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4" draw:start-glue-point="6" draw:end-shape="id15" draw:end-glue-point="0" svg:d="M5591 10489h-548v-380h-1661v550" svg:viewBox="0 0 2210 551">
          <text:p/>
        </draw:connector>
        <draw:custom-shape draw:style-name="gr31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5T10:55:44.063239486</dc:date>
    <meta:editing-duration>PT21H54M47S</meta:editing-duration>
    <meta:editing-cycles>26</meta:editing-cycles>
    <meta:generator>LibreOffice/6.4.6.2$Linux_X86_64 LibreOffice_project/40$Build-2</meta:generator>
    <meta:document-statistic meta:object-count="80"/>
  </office:meta>
</office:document-meta>
</file>